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39b" officeooo:paragraph-rsid="000f6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9:01:48.743566296</meta:creation-date>
    <dc:date>2015-02-17T19:02:13.099853486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3.3.2$Linux_X86_64 LibreOffice_project/430m0$Build-2</meta:generator>
  </office:meta>
</office:document-meta>
</file>